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976cm"/>
    </style:style>
    <style:style style:name="Table1.B" style:family="table-column">
      <style:table-column-properties style:column-width="15.02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 style:list-style-name="L5">
      <style:paragraph-properties style:writing-mode="lr-tb"/>
    </style:style>
    <style:style style:name="P2" style:family="paragraph" style:parent-style-name="Preformatted_20_Text" style:list-style-name="L8">
      <style:paragraph-properties style:writing-mode="lr-tb"/>
    </style:style>
    <style:style style:name="P3" style:family="paragraph" style:parent-style-name="Preformatted_20_Text" style:list-style-name="L12">
      <style:paragraph-properties style:writing-mode="lr-tb"/>
    </style:style>
    <style:style style:name="P4" style:family="paragraph" style:parent-style-name="Preformatted_20_Text">
      <style:paragraph-properties fo:margin-top="0cm" fo:margin-bottom="0.499cm" loext:contextual-spacing="false" style:writing-mode="lr-tb"/>
    </style:style>
    <style:style style:name="P5" style:family="paragraph" style:parent-style-name="Preformatted_20_Text" style:list-style-name="L3">
      <style:paragraph-properties fo:margin-top="0cm" fo:margin-bottom="0.499cm" loext:contextual-spacing="false" style:writing-mode="lr-tb"/>
    </style:style>
    <style:style style:name="P6" style:family="paragraph" style:parent-style-name="Preformatted_20_Text" style:list-style-name="L5">
      <style:paragraph-properties fo:margin-top="0cm" fo:margin-bottom="0.499cm" loext:contextual-spacing="false" style:writing-mode="lr-tb"/>
    </style:style>
    <style:style style:name="P7" style:family="paragraph" style:parent-style-name="Preformatted_20_Text" style:list-style-name="L10">
      <style:paragraph-properties fo:margin-top="0cm" fo:margin-bottom="0.499cm" loext:contextual-spacing="false" style:writing-mode="lr-tb"/>
    </style:style>
    <style:style style:name="P8" style:family="paragraph" style:parent-style-name="Preformatted_20_Text" style:list-style-name="L12">
      <style:paragraph-properties fo:margin-top="0cm" fo:margin-bottom="0.499cm" loext:contextual-spacing="false" style:writing-mode="lr-tb"/>
    </style:style>
    <style:style style:name="P9" style:family="paragraph" style:parent-style-name="Text_20_body" style:list-style-name="L1"/>
    <style:style style:name="P10" style:family="paragraph" style:parent-style-name="Text_20_body">
      <style:paragraph-properties fo:orphans="0"/>
    </style:style>
    <style:style style:name="P11" style:family="paragraph" style:parent-style-name="Text_20_body" style:list-style-name="L1">
      <style:paragraph-properties fo:orphans="0"/>
    </style:style>
    <style:style style:name="P12" style:family="paragraph" style:parent-style-name="Text_20_body" style:list-style-name="L5">
      <style:paragraph-properties fo:orphans="0"/>
    </style:style>
    <style:style style:name="P13" style:family="paragraph" style:parent-style-name="Text_20_body" style:list-style-name="L6">
      <style:paragraph-properties fo:orphans="0"/>
    </style:style>
    <style:style style:name="P14" style:family="paragraph" style:parent-style-name="Text_20_body" style:list-style-name="L12">
      <style:paragraph-properties fo:orphans="0"/>
    </style:style>
    <style:style style:name="P15" style:family="paragraph" style:parent-style-name="Text_20_body" style:list-style-name="L13">
      <style:paragraph-properties fo:orphans="0"/>
    </style:style>
    <style:style style:name="P16" style:family="paragraph" style:parent-style-name="Text_20_body">
      <style:paragraph-properties fo:orphans="1"/>
    </style:style>
    <style:style style:name="P17" style:family="paragraph" style:parent-style-name="Text_20_body" style:list-style-name="L14">
      <style:paragraph-properties fo:orphans="1"/>
    </style:style>
    <style:style style:name="P18" style:family="paragraph" style:parent-style-name="Text_20_body" style:list-style-name="L2"/>
    <style:style style:name="P19" style:family="paragraph" style:parent-style-name="Text_20_body" style:list-style-name="L4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9"/>
    <style:style style:name="P23" style:family="paragraph" style:parent-style-name="Text_20_body" style:list-style-name="L11"/>
    <style:style style:name="P24" style:family="paragraph" style:parent-style-name="Text_20_body" style:list-style-name="L13"/>
    <style:style style:name="P25" style:family="paragraph" style:parent-style-name="Text_20_body" style:list-style-name="L14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You said:</text:h>
      <text:p text:style-name="Text_20_body">Anaconda3-2025.06-0-Linux-x86_64.sh tell installation details</text:p>
      <text:h text:style-name="Heading_20_6" text:outline-level="6">ChatGPT said:</text:h>
      <text:p text:style-name="Text_20_body">Here’s a detailed overview for installing <text:span text:style-name="Strong_20_Emphasis">Anaconda3‑2025.06‑0‑Linux‑x86_64.sh</text:span>:</text:p>
      <text:p text:style-name="Horizontal_20_Line"/>
      <text:h text:style-name="Heading_20_2" text:outline-level="2">🆕 What’s New in 2025.06-0</text:h>
      <text:list xml:id="list2628064444" text:style-name="L1">
        <text:list-item>
          <text:p text:style-name="P11"><text:span text:style-name="Strong_20_Emphasis">Released Jun 23, 2025</text:span>, ships with <text:span text:style-name="Strong_20_Emphasis">Python 3.13.5</text:span> <text:a xlink:type="simple" xlink:href="https://www.anaconda.com/docs/getting-started/anaconda/release-notes?utm_source=chatgpt.com" office:target-frame-name="_blank" xlink:show="new" text:style-name="Internet_20_link" text:visited-style-name="Visited_20_Internet_20_Link">reddit.com+15anaconda.com+15link.sov5.org+15</text:a></text:p>
        </text:list-item>
        <text:list-item>
          <text:p text:style-name="P11"><text:span text:style-name="Strong_20_Emphasis">Conda upgraded to v25.5.1</text:span> <text:a xlink:type="simple" xlink:href="https://www.anaconda.com/docs/getting-started/anaconda/release-notes?utm_source=chatgpt.com" office:target-frame-name="_blank" xlink:show="new" text:style-name="Internet_20_link" text:visited-style-name="Visited_20_Internet_20_Link">reddit.com+2anaconda.com+2reddit.com+2</text:a></text:p>
        </text:list-item>
        <text:list-item>
          <text:p text:style-name="P9">New <text:span text:style-name="Source_20_Text">conda</text:span> plugins:</text:p>
          <text:list>
            <text:list-item>
              <text:p text:style-name="P9"><text:span text:style-name="Source_20_Text">anaconda-auth</text:span> for streamlined login to Anaconda services</text:p>
            </text:list-item>
            <text:list-item>
              <text:p text:style-name="P9"><text:span text:style-name="Source_20_Text">conda‑anaconda‑tos</text:span> to prompt on ToS updates</text:p>
            </text:list-item>
            <text:list-item>
              <text:p text:style-name="P11"><text:span text:style-name="Source_20_Text">conda‑anaconda‑telemetry</text:span> collects anonymous usage data <text:a xlink:type="simple" xlink:href="https://www.anaconda.com/docs/getting-started/anaconda/release-notes?utm_source=chatgpt.com" office:target-frame-name="_blank" xlink:show="new" text:style-name="Internet_20_link" text:visited-style-name="Visited_20_Internet_20_Link">anaconda.com+2anaconda.com+2reddit.com+2</text:a></text:p>
            </text:list-item>
          </text:list>
        </text:list-item>
        <text:list-item>
          <text:p text:style-name="P11"><text:span text:style-name="Strong_20_Emphasis">Uninstaller improvements</text:span>: Linux/macOS now include <text:span text:style-name="Source_20_Text">uninstall.sh</text:span> to remove installation and optionally config/cache files <text:a xlink:type="simple" xlink:href="https://www.anaconda.com/docs/getting-started/anaconda/release-notes?utm_source=chatgpt.com" office:target-frame-name="_blank" xlink:show="new" text:style-name="Internet_20_link" text:visited-style-name="Visited_20_Internet_20_Link">anaconda.com+1medium.com+1</text:a></text:p>
        </text:list-item>
        <text:list-item>
          <text:p text:style-name="P9">Note: <text:span text:style-name="Strong_20_Emphasis">s390x support deprecated</text:span> as of March 31, 2025 </text:p>
        </text:list-item>
      </text:list>
      <text:p text:style-name="Horizontal_20_Line"/>
      <text:h text:style-name="Heading_20_2" text:outline-level="2">✅ Pre‑Install Checks</text:h>
      <text:list xml:id="list2963270078" text:style-name="L2">
        <text:list-item>
          <text:p text:style-name="P18"><text:span text:style-name="Strong_20_Emphasis">Download the installer</text:span> from <text:a xlink:type="simple" xlink:href="https://repo.anaconda.com/archive" office:target-frame-name="_new" xlink:show="replace" text:style-name="Internet_20_link" text:visited-style-name="Visited_20_Internet_20_Link">repo.anaconda.com/archive</text:a></text:p>
        </text:list-item>
        <text:list-item>
          <text:p text:style-name="P18"><text:span text:style-name="Strong_20_Emphasis">Verify SHA‑256 checksum</text:span> against the official hash list:</text:p>
        </text:list-item>
      </text:list>
      <text:list xml:id="list3648126479" text:style-name="L3">
        <text:list-item>
          <text:p text:style-name="P5"><text:span text:style-name="Source_20_Text">sha256sum Anaconda3-2025.06-0-Linux-x86_64.sh</text:span></text:p>
        </text:list-item>
      </text:list>
      <text:p text:style-name="P16">This ensures the file isn’t corrupted <text:a xlink:type="simple" xlink:href="https://link.sov5.org/l/bDovlx7Z3V?utm_source=chatgpt.com" office:target-frame-name="_blank" xlink:show="new" text:style-name="Internet_20_link" text:visited-style-name="Visited_20_Internet_20_Link">reddit.com+7link.sov5.org+7genspark.ai+7</text:a><text:a xlink:type="simple" xlink:href="https://betanet.net/view-post/how-to-install-anaconda-on-linux-command-line?utm_source=chatgpt.com" office:target-frame-name="_blank" xlink:show="new" text:style-name="Internet_20_link" text:visited-style-name="Visited_20_Internet_20_Link">betanet.net</text:a></text:p>
      <text:list xml:id="list723189313" text:style-name="L4">
        <text:list-item>
          <text:p text:style-name="P19">(Optional but recommended) <text:span text:style-name="Strong_20_Emphasis">Install GUI prerequisites</text:span> if you plan to use Anaconda Navigator:</text:p>
        </text:list-item>
      </text:list>
      <text:list xml:id="list1755081723" text:style-name="L5">
        <text:list-item text:start-value="3">
          <text:p text:style-name="P1"><text:span text:style-name="Source_20_Text"># Debian/Ubuntu:</text:span></text:p>
          <text:p text:style-name="P1"><text:span text:style-name="Source_20_Text">sudo apt-get install libgl1-mesa-glx libegl1-mesa libxrandr2 libxss1 \</text:span></text:p>
          <text:p text:style-name="P6"><text:span text:style-name="Source_20_Text"><text:s text:c="4"/>libxcursor1 libxcomposite1 libasound2 libxi6 libxtst6</text:span></text:p>
          <text:p text:style-name="P12"><text:a xlink:type="simple" xlink:href="https://link.sov5.org/l/bDovlx7Z3V?utm_source=chatgpt.com" office:target-frame-name="_blank" xlink:show="new" text:style-name="Internet_20_link" text:visited-style-name="Visited_20_Internet_20_Link">anaconda.com+15link.sov5.org+15genspark.ai+15</text:a></text:p>
        </text:list-item>
      </text:list>
      <text:p text:style-name="Horizontal_20_Line"/>
      <text:h text:style-name="Heading_20_2" text:outline-level="2">🛠️ Installation Steps</text:h>
      <text:p text:style-name="P4"><text:span text:style-name="Source_20_Text">bash Anaconda3-2025.06-0-Linux-x86_64.sh</text:span></text:p>
      <text:list xml:id="list1441603448" text:style-name="L6">
        <text:list-item>
          <text:p text:style-name="P20"><text:soft-page-break/>Accept the license by typing <text:span text:style-name="Strong_20_Emphasis">yes</text:span></text:p>
        </text:list-item>
        <text:list-item>
          <text:p text:style-name="P13">Choose install location (default: <text:span text:style-name="Source_20_Text">~/anaconda3</text:span>) or provide a custom path <text:a xlink:type="simple" xlink:href="https://betanet.net/view-post/how-to-install-anaconda-on-linux-command-line?utm_source=chatgpt.com" office:target-frame-name="_blank" xlink:show="new" text:style-name="Internet_20_link" text:visited-style-name="Visited_20_Internet_20_Link">reddit.com+6betanet.net+6hostinger.com+6</text:a><text:a xlink:type="simple" xlink:href="https://link.sov5.org/l/bDovlx7Z3V?utm_source=chatgpt.com" office:target-frame-name="_blank" xlink:show="new" text:style-name="Internet_20_link" text:visited-style-name="Visited_20_Internet_20_Link">4096mb.com+4link.sov5.org+4betanet.net+4</text:a></text:p>
        </text:list-item>
        <text:list-item>
          <text:p text:style-name="P13">The installer will unpack ~3 GB of packages (~1500 of them) <text:a xlink:type="simple" xlink:href="https://www.reddit.com/r/EndeavourOS/comments/y5fcbv?utm_source=chatgpt.com" office:target-frame-name="_blank" xlink:show="new" text:style-name="Internet_20_link" text:visited-style-name="Visited_20_Internet_20_Link">reddit.com+1ostechnix.com+1</text:a></text:p>
        </text:list-item>
      </text:list>
      <text:p text:style-name="Horizontal_20_Line"/>
      <text:h text:style-name="Heading_20_2" text:outline-level="2">⚙️ Post‑Install Setup</text:h>
      <text:list xml:id="list617007271" text:style-name="L7">
        <text:list-item>
          <text:p text:style-name="P21"><text:span text:style-name="Strong_20_Emphasis">Initialize Conda</text:span> (adds auto‑activation to your shell):</text:p>
        </text:list-item>
      </text:list>
      <text:list xml:id="list3222529329" text:style-name="L8">
        <text:list-item>
          <text:p text:style-name="P2"><text:span text:style-name="Source_20_Text">conda init</text:span></text:p>
        </text:list-item>
      </text:list>
      <text:p text:style-name="P4"><text:span text:style-name="Source_20_Text">source ~/.bashrc</text:span></text:p>
      <text:p text:style-name="P10"><text:a xlink:type="simple" xlink:href="https://betanet.net/view-post/how-to-install-anaconda-on-linux-command-line?utm_source=chatgpt.com" office:target-frame-name="_blank" xlink:show="new" text:style-name="Internet_20_link" text:visited-style-name="Visited_20_Internet_20_Link">reddit.com+9betanet.net+9stackoverflow.com+9</text:a></text:p>
      <text:list xml:id="list1262316977" text:style-name="L9">
        <text:list-item>
          <text:p text:style-name="P22"><text:span text:style-name="Strong_20_Emphasis">Update Conda</text:span> to the latest version:</text:p>
        </text:list-item>
      </text:list>
      <text:p text:style-name="P4"><text:span text:style-name="Source_20_Text">conda update conda</text:span></text:p>
      <text:p text:style-name="Text_20_body">Optionally, update the full distribution:</text:p>
      <text:list xml:id="list1011022102" text:style-name="L10">
        <text:list-item>
          <text:p text:style-name="P7"><text:span text:style-name="Source_20_Text">conda update anaconda</text:span></text:p>
        </text:list-item>
      </text:list>
      <text:p text:style-name="P10"><text:a xlink:type="simple" xlink:href="https://betanet.net/view-post/how-to-install-anaconda-on-linux-command-line?utm_source=chatgpt.com" office:target-frame-name="_blank" xlink:show="new" text:style-name="Internet_20_link" text:visited-style-name="Visited_20_Internet_20_Link">reddit.com+5betanet.net+5genspark.ai+5</text:a><text:a xlink:type="simple" xlink:href="https://medium.com/%40redswitches/how-to-install-anaconda-on-ubuntu-bb039fef2db1?utm_source=chatgpt.com" office:target-frame-name="_blank" xlink:show="new" text:style-name="Internet_20_link" text:visited-style-name="Visited_20_Internet_20_Link">reddit.com+3medium.com+3hostinger.com+3</text:a></text:p>
      <text:list xml:id="list423139490" text:style-name="L11">
        <text:list-item>
          <text:p text:style-name="P23"><text:span text:style-name="Strong_20_Emphasis">Verify installation</text:span>:</text:p>
        </text:list-item>
      </text:list>
      <text:list xml:id="list2215544971" text:style-name="L12">
        <text:list-item text:start-value="3">
          <text:p text:style-name="P3"><text:span text:style-name="Source_20_Text">conda --version</text:span></text:p>
          <text:p text:style-name="P8"><text:span text:style-name="Source_20_Text">python --version</text:span></text:p>
          <text:p text:style-name="P14">You should see Conda 25.5.1 and Python 3.13.5. <text:a xlink:type="simple" xlink:href="https://4096mb.com/how-to-install-anaconda-on-linux-and-3-key-tips/?utm_source=chatgpt.com" office:target-frame-name="_blank" xlink:show="new" text:style-name="Internet_20_link" text:visited-style-name="Visited_20_Internet_20_Link">reddit.com+24096mb.com+2anaconda.com+2</text:a></text:p>
        </text:list-item>
      </text:list>
      <text:p text:style-name="Horizontal_20_Line"/>
      <text:h text:style-name="Heading_20_2" text:outline-level="2">🧹 Uninstalling</text:h>
      <text:p text:style-name="Text_20_body">The installer includes an <text:span text:style-name="Source_20_Text">uninstall.sh</text:span> in the installation directory:</text:p>
      <text:p text:style-name="P4"><text:span text:style-name="Source_20_Text">~/anaconda3/uninstall.sh</text:span></text:p>
      <text:p text:style-name="Text_20_body">It supports options to remove:</text:p>
      <text:list xml:id="list3115485979" text:style-name="L13">
        <text:list-item>
          <text:p text:style-name="P24">your conda environments (<text:span text:style-name="Source_20_Text">~/.conda</text:span>)</text:p>
        </text:list-item>
        <text:list-item>
          <text:p text:style-name="P24"><text:span text:style-name="Source_20_Text">~/.condarc</text:span> configuration</text:p>
        </text:list-item>
        <text:list-item>
          <text:p text:style-name="P15">Conda cache files <text:a xlink:type="simple" xlink:href="https://www.anaconda.com/docs/getting-started/anaconda/release-notes?utm_source=chatgpt.com" office:target-frame-name="_blank" xlink:show="new" text:style-name="Internet_20_link" text:visited-style-name="Visited_20_Internet_20_Link">markaicode.com+13anaconda.com+13betanet.net+13</text:a><text:a xlink:type="simple" xlink:href="https://betanet.net/view-post/how-to-install-anaconda-on-linux-command-line?utm_source=chatgpt.com" office:target-frame-name="_blank" xlink:show="new" text:style-name="Internet_20_link" text:visited-style-name="Visited_20_Internet_20_Link">betanet.net+1hostinger.com+1</text:a></text:p>
        </text:list-item>
      </text:list>
      <text:p text:style-name="Horizontal_20_Line"/>
      <text:h text:style-name="Heading_20_2" text:outline-level="2"><text:soft-page-break/>⚠️ Common Gotchas</text:h>
      <text:list xml:id="list886420246" text:style-name="L14">
        <text:list-item>
          <text:p text:style-name="P17"><text:span text:style-name="Strong_20_Emphasis">Insufficient disk space</text:span> can trigger errors like <text:span text:style-name="Source_20_Text">BrokenProcessPool</text:span>: make sure you have several GB free <text:a xlink:type="simple" xlink:href="https://stackoverflow.com/questions/61022248/i-can´t-install-anaconda-on-linux?utm_source=chatgpt.com" office:target-frame-name="_blank" xlink:show="new" text:style-name="Internet_20_link" text:visited-style-name="Visited_20_Internet_20_Link">stackoverflow.com</text:a></text:p>
        </text:list-item>
        <text:list-item>
          <text:p text:style-name="P17"><text:span text:style-name="Strong_20_Emphasis">Avoid encrypted home directories</text:span>, which may limit file name lengths and break installation. If so, install to <text:span text:style-name="Source_20_Text">/opt</text:span> or another non-encrypted path <text:a xlink:type="simple" xlink:href="https://stackoverflow.com/questions/61022248/i-can´t-install-anaconda-on-linux?utm_source=chatgpt.com" office:target-frame-name="_blank" xlink:show="new" text:style-name="Internet_20_link" text:visited-style-name="Visited_20_Internet_20_Link">stackoverflow.com</text:a></text:p>
        </text:list-item>
        <text:list-item>
          <text:p text:style-name="P25"><text:span text:style-name="Strong_20_Emphasis">Re-running installer</text:span> when <text:span text:style-name="Source_20_Text">~/anaconda3</text:span> exists will error out—remove or rename the folder first </text:p>
        </text:list-item>
      </text:list>
      <text:p text:style-name="Horizontal_20_Line"/>
      <text:h text:style-name="Heading_20_2" text:outline-level="2">🎯 Summary Table</text:h>
      <table:table table:name="Table1" table:style-name="Table1">
        <table:table-column table:style-name="Table1.A"/>
        <table:table-column table:style-name="Table1.B"/>
        <table:table-header-rows>
          <table:table-row table:style-name="TableLine94717321950976"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Command</text:p>
            </table:table-cell>
          </table:table-row>
        </table:table-header-rows>
        <table:table-row table:style-name="TableLine94717321950976">
          <table:table-cell table:style-name="Table1.A1" office:value-type="string">
            <text:p text:style-name="Table_20_Contents">Download</text:p>
          </table:table-cell>
          <table:table-cell table:style-name="Table1.A1" office:value-type="string">
            <text:p text:style-name="Table_20_Contents"><text:span text:style-name="Source_20_Text">curl -O https://repo.anaconda.com/archive/Anaconda3-2025.06-0-Linux-x86_64.sh</text:span></text:p>
          </table:table-cell>
        </table:table-row>
        <table:table-row table:style-name="TableLine94717321950976">
          <table:table-cell table:style-name="Table1.A1" office:value-type="string">
            <text:p text:style-name="Table_20_Contents">Verify</text:p>
          </table:table-cell>
          <table:table-cell table:style-name="Table1.A1" office:value-type="string">
            <text:p text:style-name="Table_20_Contents"><text:span text:style-name="Source_20_Text">sha256sum ...sh</text:span></text:p>
          </table:table-cell>
        </table:table-row>
        <table:table-row table:style-name="TableLine94717321950976">
          <table:table-cell table:style-name="Table1.A1" office:value-type="string">
            <text:p text:style-name="Table_20_Contents">Install</text:p>
          </table:table-cell>
          <table:table-cell table:style-name="Table1.A1" office:value-type="string">
            <text:p text:style-name="Table_20_Contents"><text:span text:style-name="Source_20_Text">bash ...sh</text:span> → accept license, choose location</text:p>
          </table:table-cell>
        </table:table-row>
        <table:table-row table:style-name="TableLine94717321950976">
          <table:table-cell table:style-name="Table1.A1" office:value-type="string">
            <text:p text:style-name="Table_20_Contents">Init</text:p>
          </table:table-cell>
          <table:table-cell table:style-name="Table1.A1" office:value-type="string">
            <text:p text:style-name="Table_20_Contents"><text:span text:style-name="Source_20_Text">conda init &amp;&amp; source ~/.bashrc</text:span></text:p>
          </table:table-cell>
        </table:table-row>
        <table:table-row table:style-name="TableLine94717321950976">
          <table:table-cell table:style-name="Table1.A1" office:value-type="string">
            <text:p text:style-name="Table_20_Contents">Update</text:p>
          </table:table-cell>
          <table:table-cell table:style-name="Table1.A1" office:value-type="string">
            <text:p text:style-name="Table_20_Contents"><text:span text:style-name="Source_20_Text">conda update conda</text:span> (optional: <text:span text:style-name="Source_20_Text">conda update anaconda</text:span>)</text:p>
          </table:table-cell>
        </table:table-row>
        <table:table-row table:style-name="TableLine94717321950976">
          <table:table-cell table:style-name="Table1.A1" office:value-type="string">
            <text:p text:style-name="Table_20_Contents">Verify</text:p>
          </table:table-cell>
          <table:table-cell table:style-name="Table1.A1" office:value-type="string">
            <text:p text:style-name="Table_20_Contents"><text:span text:style-name="Source_20_Text">conda --version</text:span>, <text:span text:style-name="Source_20_Text">python --version</text:span></text:p>
          </table:table-cell>
        </table:table-row>
      </table:table>
      <text:p text:style-name="Horizontal_20_Line"/>
      <text:p text:style-name="Text_20_body">Let me know if you want help with creating environments, installing specific packages, or using Navigator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8T17:40:36.490424750</meta:creation-date>
    <dc:date>2025-06-28T17:41:01.256294046</dc:date>
    <meta:editing-duration>PT26S</meta:editing-duration>
    <meta:editing-cycles>1</meta:editing-cycles>
    <meta:document-statistic meta:table-count="1" meta:image-count="0" meta:object-count="0" meta:page-count="3" meta:paragraph-count="69" meta:word-count="385" meta:character-count="3227" meta:non-whitespace-character-count="2938"/>
    <meta:generator>LibreOffice/6.4.7.2$Linux_X86_64 LibreOffice_project/40$Build-2</meta:generator>
  </office:meta>
</office:document-meta>
</file>